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fo:language="de" fo:country="DE" officeooo:rsid="00127e1b"/>
    </style:style>
    <style:style style:name="P2" style:family="paragraph" style:parent-style-name="Standard">
      <style:text-properties fo:language="de" fo:country="DE" officeooo:rsid="00127e1b" officeooo:paragraph-rsid="00127e1b"/>
    </style:style>
    <style:style style:name="P3" style:family="paragraph" style:parent-style-name="Standard">
      <style:text-properties fo:language="de" fo:country="DE" officeooo:rsid="0013e3a0" officeooo:paragraph-rsid="0013e3a0"/>
    </style:style>
    <style:style style:name="T1" style:family="text">
      <style:text-properties officeooo:rsid="0013e3a0"/>
    </style:style>
    <style:style style:name="T2" style:family="text">
      <style:text-properties officeooo:rsid="0014c5c2"/>
    </style:style>
    <style:style style:name="T3" style:family="text">
      <style:text-properties officeooo:rsid="001614b1"/>
    </style:style>
    <style:style style:name="T4" style:family="text">
      <style:text-properties officeooo:rsid="0016be96"/>
    </style:style>
    <style:style style:name="T5" style:family="text">
      <style:text-properties officeooo:rsid="0018ab1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Raus aus dem Nest!</text:p>
      <text:p text:style-name="P2"/>
      <text:p text:style-name="P2">Drei Jahre, bis der Sibirische Tiger von seiner Mutter verstoßen wird. Vier Wochen, bis die Afrikanische Python ihre Eltern verlässt. Zwei Tage, bis der brasilianische Sittich für immer vom Nest seiner Mutter fortfliegt. Wie steht es diesbezüglich mit der menschlichen Spezies? </text:p>
      <text:p text:style-name="P2"/>
      <text:p text:style-name="P2">Schenkt man Petra Tempfers Bericht „Nesthocker überfüllen Hotel Mama“, veröffentlicht am 14. September 2010 in der Tageszeitung „Wiener Zeitung“, seinen Glauben, so kommt man zum Schluss: schlecht. Der Autorin des Berichts zu Folge würde es dieser Tage nämlich nur knapp ein Drittel aller 20- bis 24-jährigen in die Selbstständigkeit ziehen – eine Ziffer, die seit den 70er Jahren gestiegen sei. Die übrigen zwei Drittel würden im Bann des Kinderzimmers und in ökonomischer sowie emotionaler Abhängigkeit ihre<text:span text:style-name="T2">r</text:span> Eltern verbleiben. Um diese Entwicklung, ihre Konsequenzen und ihre Implikationen besser untersuchen zu können, würden Wissenschaftler wie die Wirtschaftsforscherin Gudrun Biffl daher verstärkte Förderungen und entsprechende Investitionen für die Jugendforschung auf Bundesebene verlangen. Des Weiteren wird angeführt, dass „das Dasein als Nesthocker“ auch Gefahren für Jugendliche bergen würde. So könne es zu einer Verstümmelung des Wunsches nach Unabhängigkeit, zu einem „Generationenkonflikt“ im Elternhaus sowie zur Festigung „typisch[er] Eltern-Kind-Muster“ führen.</text:p>
      <text:p text:style-name="P2"/>
      <text:p text:style-name="P2">Als Ursache dieses Phänomens nennt der Bericht der „Wiener Zeitung“ die „voranschreitende Bildungsexpansion“ mit immer länger andauernden Ausbildungszeiten. Gekoppelt damit sei die instabile Wirtschaftslage und der Mangel an Perspektiven auf dem heimischen Arbeitsmarkt, in einer Zeit „allgemeiner Desorientierung“ und ökonomischer Rezession. Nimmt man die Tatsache in Betracht, dass sowohl große als auch kleine Städte, vor allem jene mit Universitäten oder sonstigen höheren Bildungsinstituten, immer überfüllter und immer teurer werden, so ist diese Entwicklung weder verwerflich <text:span text:style-name="T1">noch überraschend, sondern natürlich und verständlich, sogar wirtschaftlich und effizient. Ein weiterer Grund ist dem Bericht zu Folge die „Verdrängung autoritärer Erziehungsstile“. Dies ist die Folge der allgemeinen gesellschaftlichen Aufklärung der letzten Jahre über die Unnötigkeit und Konsequenzen einer „autoritären“ Erziehung. Auf ähnliche Weise hat diese Aufklärung dazu geführt, dass die „Gesunde Watsche“ zum überwiegenden Teil schon längst aus dem Erziehungsstil vieler Eltern „gesund herausgewatscht“ wurde.</text:span></text:p>
      <text:p text:style-name="P2"/>
      <text:p text:style-name="P3">Dennoch ist die Entwicklung junger Menschen zu „Nesthockern“ im Großen und Ganzen und Allgemeinen höchst bedenklich und bedauerlich. Wer hat der Jugend den Mut genommen? Den Mut, die große, weite, stürmische, spannende Welt jenseits des Elternhauses zu erkunden? Den Mut, Erfahrungen zu machen, zu scheitern, zu siegen, den Wundern und Tücken und Gefahren unserer Zeit ins Auge zu blicken? Etwa die „Bildungsexpansion“? Etwa die „längeren Ausbildungszeiten“? Nein, es sind zum einen die Elternhauspolitiker und zum anderen die Regierungspolitiker. Die ersten, weil die „Verdrängung autoritäre<text:span text:style-name="T3">r</text:span> Erziehungsstile“ zu effektiv gewirkt zu haben scheint. Eltern sollten ihren Kindern zeigen, dass diese sehr wohl Flügel besitzen und diese benützen müssen! Dies wird augenscheinlich nicht praktiziert. Die zweiten, zum ersten, weil man die Schuld immer auf Politiker schieben muss, und zum zweiten, weil es diesmal begründet ist. Während die Jugend in Ländern wie den Vereinigten Staaten nämlich dazu ermutigt wird, ein „Start-Up“ zu gründen und diesbezüglich auch gefördert und finanziell unterstützt wird, ist in Österreich der Galgen für junge Menschen noch immer der effizientere, billigere und schnellere Weg, sich das Leben zu nehmen, als den Weg der Unternehmensgründung zu beschreiten. Wäre dies hierzulande leichter und weniger bürokratisch, so könnten sich mehr junge Menschen selbstständig machen – sowohl finanziell als auch, darauffolgend, häuslich.</text:p>
      <text:p text:style-name="P3"/>
      <text:p text:style-name="P3"><text:s/>Letz<text:span text:style-name="T4">t</text:span>endlich muss es jedoch an der und dem Heranwachsenden selbst liegen, den Sprung ins kalte Wasser zu wagen. Die Folgen dieser Entscheidung sind schwerwiegend. Sie können erfreulich sein. Sie können es nicht sein. Doch wenn Odysseus nicht ein wenig Mut zum Risiko gehabt hätte, so <text:soft-page-break/>hätte Homer von einem erfolgreichen Abenteuer weniger zu berichten und zu dichten gehabt. Daher Maturantinnen, Maturanten: <text:span text:style-name="T5">R</text:span>aus aus dem Nest!</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5-04T14:24:33.233996000</meta:creation-date>
    <dc:date>2015-05-04T18:07:41.683884000</dc:date>
    <meta:editing-duration>PT39M58S</meta:editing-duration>
    <meta:editing-cycles>6</meta:editing-cycles>
    <meta:generator>LibreOffice/4.3.2.2$MacOSX_X86_64 LibreOffice_project/edfb5295ba211bd31ad47d0bad0118690f76407d</meta:generator>
    <meta:document-statistic meta:table-count="0" meta:image-count="0" meta:object-count="0" meta:page-count="2" meta:paragraph-count="6" meta:word-count="601" meta:character-count="4361" meta:non-whitespace-character-count="3762"/>
  </office:meta>
</office:document-meta>
</file>